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1E0929B0F42.png"/>
  <manifest:file-entry manifest:media-type="image/png" manifest:full-path="Pictures/1000020100000280000001E004448A6D.png"/>
  <manifest:file-entry manifest:media-type="image/png" manifest:full-path="Pictures/1000000000000280000001E05A825F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7.998cm" svg:height="5.999cm" svg:x="0.002cm" svg:y="0.001cm">
          <draw:image xlink:href="Pictures/1000020100000280000001E004448A6D.png" xlink:type="simple" xlink:show="embed" xlink:actuate="onLoad">
            <text:p/>
          </draw:image>
        </draw:frame>
        <draw:frame draw:style-name="gr1" draw:text-style-name="P1" draw:layer="layout" svg:width="7.998cm" svg:height="5.999cm" svg:x="8.002cm" svg:y="0cm">
          <draw:image xlink:href="Pictures/1000000000000280000001E0929B0F42.png" xlink:type="simple" xlink:show="embed" xlink:actuate="onLoad">
            <text:p/>
          </draw:image>
        </draw:frame>
        <draw:frame draw:style-name="gr1" draw:text-style-name="P1" draw:layer="layout" svg:width="3.8cm" svg:height="2.899cm" svg:x="6.1cm" svg:y="0cm">
          <draw:image xlink:href="Pictures/1000000000000280000001E05A825F45.png" xlink:type="simple" xlink:show="embed" xlink:actuate="onLoad">
            <text:p/>
          </draw:image>
        </draw:frame>
        <draw:frame draw:style-name="gr2" draw:text-style-name="P2" draw:layer="layout" svg:width="4.3cm" svg:height="0.85cm" svg:x="0cm" svg:y="5.3cm">
          <draw:text-box>
            <text:p><text:span text:style-name="T1">Stereowizja (~8FPS)</text:span></text:p>
          </draw:text-box>
        </draw:frame>
        <draw:frame draw:style-name="gr2" draw:text-style-name="P2" draw:layer="layout" svg:width="4.3cm" svg:height="0.85cm" svg:x="12.9cm" svg:y="5.35cm">
          <draw:text-box>
            <text:p><text:span text:style-name="T1">Kinect (30FP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3-16T21:28:31</dc:date>
    <dc:creator>Maciej Stefańczyk</dc:creator>
    <meta:editing-duration>PT01H14M52S</meta:editing-duration>
    <meta:editing-cycles>4</meta:editing-cycles>
    <meta:generator>OpenOffice.org/3.2$Unix OpenOffice.org_project/320m12$Build-9483</meta:generator>
    <meta:document-statistic meta:object-count="5"/>
  </office:meta>
</office:document-meta>
</file>